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49fc" officeooo:paragraph-rsid="001d49f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49fc" officeooo:paragraph-rsid="001d49fc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ramientas para el Proyecto de grado</text:p>
      <text:p text:style-name="P2"/>
      <text:p text:style-name="P2"><text:a xlink:type="simple" xlink:href="https://mauriciosevilla.com/calificaciones/manage-subjects.php" text:style-name="Internet_20_link" text:visited-style-name="Visited_20_Internet_20_Link">https://mauriciosevilla.com/calificaciones/manage-subjects.php</text:a> </text:p>
      <text:p text:style-name="P2">pagina para ver una pagina donde se pueden ver las notas del estudiant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8:01:21.768148440</meta:creation-date>
    <dc:date>2022-03-23T19:43:49.799504453</dc:date>
    <meta:editing-duration>PT1H25M14S</meta:editing-duration>
    <meta:editing-cycles>1</meta:editing-cycles>
    <meta:document-statistic meta:table-count="0" meta:image-count="0" meta:object-count="0" meta:page-count="1" meta:paragraph-count="3" meta:word-count="20" meta:character-count="172" meta:non-whitespace-character-count="154"/>
    <meta:generator>LibreOffice/6.4.7.2$Linux_X86_64 LibreOffice_project/40$Build-2</meta:generator>
  </office:meta>
</office:document-meta>
</file>